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375in"/>
    </style:style>
    <style:style style:name="TableColumn3" style:family="table-column">
      <style:table-column-properties style:column-width="5.3111in"/>
    </style:style>
    <style:style style:name="Table1" style:family="table" style:master-page-name="MP0">
      <style:table-properties style:width="6.6861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fo:font-weight="bold" style:font-weight-asian="bold" fo:color="#FF0000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Standardskrifttypeiafsnit" style:family="text">
      <style:text-properties fo:font-weight="bold" style:font-weight-asian="bold" fo:color="#FF0000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color="#FF0000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color="#FF0000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color="#FF0000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style="italic" style:font-style-asian="italic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FF0000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Listeafsnit" style:list-style-name="LFO1" style:family="paragraph">
      <style:paragraph-properties fo:margin-bottom="0in" fo:line-height="100%"/>
      <style:text-properties fo:color="#FF0000"/>
    </style:style>
    <style:style style:name="P66" style:parent-style-name="Listeafsnit" style:list-style-name="LFO1" style:family="paragraph">
      <style:paragraph-properties fo:margin-bottom="0in" fo:line-height="100%"/>
      <style:text-properties fo:color="#FF0000"/>
    </style:style>
    <style:style style:name="P67" style:parent-style-name="Listeafsnit" style:list-style-name="LFO1" style:family="paragraph">
      <style:paragraph-properties fo:margin-bottom="0in" fo:line-height="100%"/>
      <style:text-properties fo:color="#FF0000"/>
    </style:style>
    <style:style style:name="P68" style:parent-style-name="Listeafsnit" style:list-style-name="LFO1" style:family="paragraph">
      <style:paragraph-properties fo:margin-bottom="0in" fo:line-height="100%"/>
      <style:text-properties fo:color="#FF0000"/>
    </style:style>
    <style:style style:name="P69" style:parent-style-name="Listeafsnit" style:list-style-name="LFO1" style:family="paragraph">
      <style:paragraph-properties fo:margin-bottom="0in" fo:line-height="100%"/>
      <style:text-properties fo:color="#FF0000"/>
    </style:style>
    <style:style style:name="P70" style:parent-style-name="Listeafsnit" style:list-style-name="LFO1" style:family="paragraph">
      <style:paragraph-properties fo:margin-bottom="0in" fo:line-height="100%"/>
      <style:text-properties fo:color="#FF0000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color="#FF0000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color="#FF0000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:</text:p>
          </table:table-cell>
          <table:table-cell table:style-name="TableCell7">
            <text:p text:style-name="P8">Opret Undervisningssted</text:p>
          </table:table-cell>
        </table:table-row>
        <table:table-row table:style-name="TableRow9">
          <table:table-cell table:style-name="TableCell10">
            <text:p text:style-name="P11">ID:</text:p>
          </table:table-cell>
          <table:table-cell table:style-name="TableCell12">
            <text:p text:style-name="P13"><text:span text:style-name="T14">B8-1</text:span></text:p>
          </table:table-cell>
        </table:table-row>
        <table:table-row table:style-name="TableRow15">
          <table:table-cell table:style-name="TableCell16">
            <text:p text:style-name="P17">Prioritet: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Summary:</text:p>
          </table:table-cell>
          <table:table-cell table:style-name="TableCell23">
            <text:p text:style-name="P24">At oprette et undervisningssted</text:p>
          </table:table-cell>
        </table:table-row>
        <table:table-row table:style-name="TableRow25">
          <table:table-cell table:style-name="TableCell26">
            <text:p text:style-name="P27">Primær aktør:</text:p>
          </table:table-cell>
          <table:table-cell table:style-name="TableCell28">
            <text:p text:style-name="P29">Administrator</text:p>
          </table:table-cell>
        </table:table-row>
        <table:table-row table:style-name="TableRow30">
          <table:table-cell table:style-name="TableCell31">
            <text:p text:style-name="P32">Sekundær aktør:</text:p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Generalisation: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Include: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Extend: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Pre-betingelser:</text:p>
          </table:table-cell>
          <table:table-cell table:style-name="TableCell53">
            <text:p text:style-name="P54">En Administrator er logget ind</text:p>
          </table:table-cell>
        </table:table-row>
        <table:table-row table:style-name="TableRow55">
          <table:table-cell table:style-name="TableCell56">
            <text:p text:style-name="P57">Trigger</text:p>
            <text:p text:style-name="P58">(igangsættende hændelse)</text:p>
          </table:table-cell>
          <table:table-cell table:style-name="TableCell59">
            <text:p text:style-name="P60">Primær aktør(PA)<text:s/>trykker<text:s/>på<text:s/>Opret ny knappen.</text:p>
          </table:table-cell>
        </table:table-row>
        <table:table-row table:style-name="TableRow61">
          <table:table-cell table:style-name="TableCell62">
            <text:p text:style-name="P63">Normal flow:</text:p>
          </table:table-cell>
          <table:table-cell table:style-name="TableCell64">
            <text:list text:style-name="LFO1" text:continue-numbering="true">
              <text:list-item>
                <text:p text:style-name="P65">PA, indtaster Undervisningssteds navn,</text:p>
              </text:list-item>
              <text:list-item>
                <text:p text:style-name="P66">der indtastes email</text:p>
              </text:list-item>
              <text:list-item>
                <text:p text:style-name="P67">der indtastes telefon nr.</text:p>
              </text:list-item>
              <text:list-item>
                <text:p text:style-name="P68">Der skal vælges lokale</text:p>
              </text:list-item>
              <text:list-item>
                <text:p text:style-name="P69">mulighed for at tilføje billed</text:p>
              </text:list-item>
              <text:list-item>
                <text:p text:style-name="P70">pa trykker på gem</text:p>
              </text:list-item>
            </text:list>
          </table:table-cell>
        </table:table-row>
        <table:table-row table:style-name="TableRow71">
          <table:table-cell table:style-name="TableCell72">
            <text:p text:style-name="P73">Alternate flow/</text:p>
            <text:p text:style-name="P74">Exceptions: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Post betingelser:</text:p>
          </table:table-cell>
          <table:table-cell table:style-name="TableCell80">
            <text:p text:style-name="P81">Undervisnings stedet vises nu i oversigten.</text:p>
          </table:table-cell>
        </table:table-row>
        <table:table-row table:style-name="TableRow82">
          <table:table-cell table:style-name="TableCell83">
            <text:p text:style-name="P84">Author:</text:p>
          </table:table-cell>
          <table:table-cell table:style-name="TableCell85">
            <text:p text:style-name="P86">Nikolai Christiansen</text:p>
          </table:table-cell>
        </table:table-row>
        <table:table-row table:style-name="TableRow87">
          <table:table-cell table:style-name="TableCell88">
            <text:p text:style-name="P89">Revision &amp; Date:</text:p>
          </table:table-cell>
          <table:table-cell table:style-name="TableCell90">
            <text:p text:style-name="P91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05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da" style:country-asian="DK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Standardskrifttypeiafsnit" style:display-name="Standardskrifttype i afsnit" style:family="text"/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lan Holm Søndergaard</meta:initial-creator>
    <dc:creator>Nikolai Sjøholm Christiansen</dc:creator>
    <meta:creation-date>2017-10-27T14:00:00Z</meta:creation-date>
    <dc:date>2017-10-27T14:00:00Z</dc:date>
    <meta:template xlink:href="Normal" xlink:type="simple"/>
    <meta:editing-cycles>2</meta:editing-cycles>
    <meta:editing-duration>PT0S</meta:editing-duration>
    <meta:document-statistic meta:page-count="1" meta:paragraph-count="1" meta:word-count="88" meta:character-count="629" meta:row-count="4" meta:non-whitespace-character-count="542"/>
  </office:meta>
</office:document-meta>
</file>